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style:text-autospace="none"/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P2" style:family="paragraph" style:parent-style-name="Text_20_body">
      <style:paragraph-properties fo:margin-top="0cm" fo:margin-bottom="0.353cm" fo:line-height="115%" style:text-autospace="none"/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P3" style:family="paragraph" style:parent-style-name="Standard">
      <style:paragraph-properties fo:margin-top="0cm" fo:margin-bottom="0.353cm" fo:line-height="115%" style:text-autospace="none"/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P4" style:family="paragraph" style:parent-style-name="Text_20_body">
      <style:paragraph-properties fo:margin-top="0cm" fo:margin-bottom="0.353cm" fo:line-height="115%" style:text-autospace="none"/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llverzeichnis zur Projektarbeit Wissensmanagementtools in der Praxis</text:p>
      <text:p text:style-name="Standard"/>
      <text:p text:style-name="Standard">[ImKr15-1] Seite 661</text:p>
      <text:p text:style-name="Standard">[ImKr15-2] Seite 662</text:p>
      <text:p text:style-name="Standard">[ImKr15-3] Seite 660</text:p>
      <text:p text:style-name="Standard"/>
      <text:p text:style-name="Standard"/>
      <text:p text:style-name="Standard">[WiproM-09-1] Seite 9</text:p>
      <text:p text:style-name="Standard"/>
      <text:p text:style-name="P1">[ErfIT 05-1] Seite 90</text:p>
      <text:p text:style-name="P1"/>
      <text:p text:style-name="P1"/>
      <text:p text:style-name="P1">Onlinequellen:</text:p>
      <text:p text:style-name="P1">[BMWi-1] <text:s/><text:a xlink:type="simple" xlink:href="http://www.prowis.net/prowis/?q=node/121" text:style-name="Internet_20_link" text:visited-style-name="Visited_20_Internet_20_Link">http://www.prowis.net/prowis/?q=node/121</text:a> (letzter Stand 03.12.2016)</text:p>
      <text:p text:style-name="P2">[BMWi-2] <text:a xlink:type="simple" xlink:href="http://www.prowis.net/prowis/?q=node/142" text:style-name="Internet_20_link" text:visited-style-name="Visited_20_Internet_20_Link">http://www.prowis.net/prowis/?q=node/142</text:a> (letzter Stand 03.12.2016)</text:p>
      <text:p text:style-name="P2">[BMWi-3] <text:a xlink:type="simple" xlink:href="http://www.prowis.net/prowis/?q=node/160" text:style-name="Internet_20_link" text:visited-style-name="Visited_20_Internet_20_Link">http://www.prowis.net/prowis/?q=node/160</text:a> (letzter Stand 03.12.2016)</text:p>
      <text:p text:style-name="P2">[pixsoft-1] <text:a xlink:type="simple" xlink:href="https://www.pixsoftware.de/atlassian-jira-software" text:style-name="Internet_20_link" text:visited-style-name="Visited_20_Internet_20_Link">https://www.pixsoftware.de/atlassian-jira-software</text:a> (letzter Stand 03.12.2016)</text:p>
      <text:p text:style-name="P2">[Shoehne-1] <text:a xlink:type="simple" xlink:href="http://www.sebastian-hoehne.de/confluence-ueberblick/" text:style-name="Internet_20_link" text:visited-style-name="Visited_20_Internet_20_Link">http://www.sebastian-hoehne.de/confluence-ueberblick/</text:a> (letzter Stand 03.12.2016)</text:p>
      <text:p text:style-name="P2"/>
      <text:p text:style-name="P2"/>
      <text:p text:style-name="P2">Praxisbeispiele:</text:p>
      <text:p text:style-name="P1">[Prabsp-1] <text:s/>Fallbeispiel aus der Praxis: siehe Anhang P3 digital services GmbH: </text:p>
      <text:p text:style-name="P1">http://www.prowis.net/prowis/sites/default/files/pdf/Praxisbeispiele/ewo/p3_digital_services.pdf</text:p>
      <text:p text:style-name="P2">(letzter Stand 03.12.2016)</text:p>
      <text:p text:style-name="P2"/>
      <text:p text:style-name="P1">[Prabsp-2] <text:s/><text:span text:style-name="T1">Fallbeispiel aus der Praxis: siehe Anhang allresists GmbH </text:span></text:p>
      <text:p text:style-name="P1"><text:a xlink:type="simple" xlink:href="http://www.prowis.net/prowis/sites/default/files/pdf/Praxisbeispiele/ewo/allresist.pdf" text:style-name="Internet_20_link" text:visited-style-name="Visited_20_Internet_20_Link">http://www.prowis.net/prowis/sites/default/files/pdf/Praxisbeispiele/ewo/allresist.pdf</text:a></text:p>
      <text:p text:style-name="P2">(letzter Stand 03.12.2016)</text:p>
      <text:p text:style-name="P2"/>
      <text:p text:style-name="P1">[Prabsp-3] <text:s/><text:span text:style-name="T1">Fallbeispiel aus der Praxis: siehe T-Systems MMS GmbH </text:span></text:p>
      <text:p text:style-name="P2"><text:a xlink:type="simple" xlink:href="http://www.prowis.net/prowis/sites/default/files/pdf/Praxisbeispiele/ewo/tsystems_mms.pdf" text:style-name="Internet_20_link" text:visited-style-name="Visited_20_Internet_20_Link">http://www.prowis.net/prowis/sites/default/files/pdf/Praxisbeispiele/ewo/tsystems_mms.pdf</text:a></text:p>
      <text:p text:style-name="P2">(letzter Stand 03.12.2016)</text:p>
      <text:p text:style-name="P2"><text:soft-page-break/></text:p>
      <text:p text:style-name="P2"/>
      <text:p text:style-name="P2">Abbildungsverzeichnis:</text:p>
      <text:p text:style-name="P1">[ImKr15-Abb1] Seite 665</text:p>
      <text:p text:style-name="P2">[Shoehne-2] <text:a xlink:type="simple" xlink:href="http://www.sebastian-hoehne.de/confluence-ueberblick/" text:style-name="Internet_20_link" text:visited-style-name="Visited_20_Internet_20_Link">http://www.sebastian-hoehne.de/confluence-ueberblick/</text:a> (letzter Stand 03.12.2016)</text:p>
      <text:p text:style-name="P2">[Prowis-1] <text:a xlink:type="simple" xlink:href="http://www.prowis.net/prowis/?q=node/131" text:style-name="Internet_20_link" text:visited-style-name="Visited_20_Internet_20_Link">http://www.prowis.net/prowis/?q=node/131</text:a> (letzter Stand 03.12.2016)</text:p>
      <text:p text:style-name="P2">[Prowis-2] <text:a xlink:type="simple" xlink:href="http://www.prowis.net/prowis/?q=node/142" text:style-name="Internet_20_link" text:visited-style-name="Visited_20_Internet_20_Link">http://www.prowis.net/prowis/?q=node/142</text:a> (letzter Stand 03.12.2016)</text:p>
      <text:p text:style-name="P2">[Prowis-3] <text:a xlink:type="simple" xlink:href="http://www.prowis.net/prowis/?q=node/142" text:style-name="Internet_20_link" text:visited-style-name="Visited_20_Internet_20_Link">http://www.prowis.net/prowis/?q=node/142</text:a> (letzter Stand 03.12.20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3T18:44:06.62</meta:creation-date>
    <dc:date>2016-12-09T18:51:21.56</dc:date>
    <meta:editing-duration>PT3H29M45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2" meta:paragraph-count="28" meta:word-count="115" meta:character-count="1549"/>
  </office:meta>
</office:document-meta>
</file>